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80000000017262797F61064FAD3.png" manifest:media-type="image/png"/>
  <manifest:file-entry manifest:full-path="Pictures/100000000000016D0000005A7D0D6708B96FAB1D.png" manifest:media-type="image/png"/>
  <manifest:file-entry manifest:full-path="Pictures/10000001000003E80000013955809F5381721A1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3854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3.5833in"/>
    </style:style>
    <style:style style:name="Table1.B" style:family="table-column">
      <style:table-column-properties style:column-width="1.8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-left="0.0694in" fo:padding-right="0.0694in" fo:padding-top="0in" fo:padding-bottom="0in" fo:border="none">
        <style:background-image/>
      </style:table-cell-properties>
    </style:style>
    <style:style style:name="Table1.A3" style:family="table-cell">
      <style:table-cell-properties style:vertical-align="bottom" fo:background-color="transparent" fo:padding-left="0.0694in" fo:padding-right="0.0694in" fo:padding-top="0in" fo:padding-bottom="0in" fo:border="none">
        <style:background-image/>
      </style:table-cell-properties>
    </style:style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Montserrat" fo:font-size="10pt" style:font-name-asian="Montserrat1" style:font-size-asian="10pt" style:font-name-complex="Montserrat1" style:font-size-complex="10pt"/>
    </style:style>
    <style:style style:name="P3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4" style:family="paragraph" style:parent-style-name="normal">
      <style:paragraph-properties fo:margin-left="-0.0138in" fo:margin-right="0in" fo:margin-top="0in" fo:margin-bottom="0.1807in" style:contextual-spacing="false" fo:line-height="100%" fo:text-align="justify" style:justify-single-word="false" fo:text-indent="0in" style:auto-text-indent="false" fo:break-before="auto" fo:break-after="auto"/>
    </style:style>
    <style:style style:name="P5" style:family="paragraph" style:parent-style-name="normal">
      <style:paragraph-properties fo:margin-left="0.25in" fo:margin-right="0in" fo:margin-top="0in" fo:margin-bottom="0.1665in" style:contextual-spacing="false" fo:line-height="100%" fo:text-align="justify" style:justify-single-word="false" fo:text-indent="-0.2362in" style:auto-text-indent="false" fo:break-before="auto" fo:break-after="auto"/>
    </style:style>
    <style:style style:name="P6" style:family="paragraph" style:parent-style-name="normal">
      <style:paragraph-properties fo:margin-left="0.25in" fo:margin-right="0in" fo:margin-top="0in" fo:margin-bottom="0.1665in" style:contextual-spacing="false" fo:line-height="100%" fo:text-align="justify" style:justify-single-word="false" fo:text-indent="-0.2362in" style:auto-text-indent="false" fo:break-before="auto" fo:break-after="auto"/>
      <style:text-properties officeooo:paragraph-rsid="001e95cf"/>
    </style:style>
    <style:style style:name="P7" style:family="paragraph" style:parent-style-name="normal">
      <style:paragraph-properties fo:margin-left="4.0354in" fo:margin-right="0in" fo:margin-top="0.139in" fo:margin-bottom="0in" style:contextual-spacing="false" fo:line-height="100%" fo:orphans="0" fo:widows="0" fo:text-indent="0in" style:auto-text-indent="false"/>
      <style:text-properties fo:color="#3b4664" loext:opacity="100%" style:font-name="Montserrat SemiBold" fo:font-size="10pt" style:font-name-asian="Montserrat SemiBold1" style:font-size-asian="10pt" style:font-name-complex="Montserrat SemiBold1" style:font-size-complex="10pt"/>
    </style:style>
    <style:style style:name="P8" style:family="paragraph" style:parent-style-name="normal">
      <style:paragraph-properties fo:text-align="end" style:justify-single-word="false" fo:break-before="auto" fo:break-after="auto"/>
    </style:style>
    <style:style style:name="P9" style:family="paragraph" style:parent-style-name="normal">
      <style:paragraph-properties fo:line-height="106%" fo:text-align="justify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10" style:family="paragraph" style:parent-style-name="normal">
      <style:paragraph-properties fo:margin-left="0.0138in" fo:margin-right="0in" fo:line-height="106%" fo:text-align="justify" style:justify-single-word="false" fo:text-indent="0in" style:auto-text-indent="false" fo:break-before="auto" fo:break-after="auto"/>
      <style:text-properties fo:font-size="14pt" fo:font-weight="bold" style:font-size-asian="14pt" style:font-weight-asian="bold" style:font-size-complex="14pt"/>
    </style:style>
    <style:style style:name="P11" style:family="paragraph" style:parent-style-name="normal">
      <style:paragraph-properties fo:margin-top="0in" fo:margin-bottom="0.1528in" style:contextual-spacing="false" fo:line-height="106%" fo:text-align="justify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12" style:family="paragraph" style:parent-style-name="normal">
      <style:paragraph-properties fo:line-height="106%" fo:text-align="center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13" style:family="paragraph" style:parent-style-name="normal">
      <style:paragraph-properties fo:margin-left="-0.0138in" fo:margin-right="0in" fo:margin-top="0in" fo:margin-bottom="0.1807in" style:contextual-spacing="false" fo:line-height="100%" fo:text-align="justify" style:justify-single-word="false" fo:text-indent="0in" style:auto-text-indent="false" fo:break-before="auto" fo:break-after="auto"/>
      <style:text-properties fo:font-size="14pt" fo:font-weight="bold" style:font-size-asian="14pt" style:font-weight-asian="bold" style:font-size-complex="14pt"/>
    </style:style>
    <style:style style:name="P14" style:family="paragraph" style:parent-style-name="normal">
      <style:paragraph-properties fo:line-height="106%" fo:text-align="justify" style:justify-single-word="false" fo:break-before="auto" fo:break-after="auto"/>
    </style:style>
    <style:style style:name="P15" style:family="paragraph" style:parent-style-name="normal">
      <style:paragraph-properties fo:margin-left="0.0138in" fo:margin-right="0in" fo:margin-top="0in" fo:margin-bottom="0.0138in" style:contextual-spacing="false" fo:line-height="106%" fo:text-align="justify" style:justify-single-word="false" fo:text-indent="0in" style:auto-text-indent="false" fo:break-before="auto" fo:break-after="auto"/>
    </style:style>
    <style:style style:name="P16" style:family="paragraph" style:parent-style-name="normal">
      <style:paragraph-properties fo:margin-left="0.0138in" fo:margin-right="0in" fo:line-height="106%" fo:text-align="justify" style:justify-single-word="false" fo:text-indent="0in" style:auto-text-indent="false" fo:break-before="auto" fo:break-after="auto"/>
    </style:style>
    <style:style style:name="P17" style:family="paragraph" style:parent-style-name="normal">
      <style:paragraph-properties fo:margin-left="0in" fo:margin-right="0.4583in" fo:line-height="106%" fo:text-align="justify" style:justify-single-word="false" fo:orphans="0" fo:widows="0" fo:text-indent="0.4862in" style:auto-text-indent="false"/>
    </style:style>
    <style:style style:name="P18" style:family="paragraph" style:parent-style-name="normal">
      <style:paragraph-properties fo:margin-left="0in" fo:margin-right="0.4583in" fo:line-height="106%" fo:text-align="justify" style:justify-single-word="false" fo:orphans="0" fo:widows="0" fo:text-indent="0in" style:auto-text-indent="false"/>
    </style:style>
    <style:style style:name="P19" style:family="paragraph" style:parent-style-name="normal">
      <style:paragraph-properties fo:margin-left="0in" fo:margin-right="0.4583in" fo:line-height="106%" fo:text-align="justify" style:justify-single-word="false" fo:orphans="0" fo:widows="0" fo:text-indent="0.528in" style:auto-text-indent="false"/>
    </style:style>
    <style:style style:name="P20" style:family="paragraph" style:parent-style-name="normal">
      <style:paragraph-properties fo:line-height="106%" fo:text-align="justify" style:justify-single-word="false" fo:orphans="0" fo:widows="0"/>
    </style:style>
    <style:style style:name="P21" style:family="paragraph" style:parent-style-name="normal">
      <style:paragraph-properties fo:line-height="106%" fo:text-align="justify" style:justify-single-word="false" fo:orphans="0" fo:widows="0"/>
      <style:text-properties officeooo:paragraph-rsid="0031bb4c"/>
    </style:style>
    <style:style style:name="P22" style:family="paragraph" style:parent-style-name="normal">
      <style:paragraph-properties fo:margin-left="0.0138in" fo:margin-right="0in" fo:line-height="106%" fo:text-align="justify" style:justify-single-word="false" fo:text-indent="0in" style:auto-text-indent="false" fo:break-before="auto" fo:break-after="auto">
        <style:tab-stops>
          <style:tab-stop style:position="5in"/>
        </style:tab-stops>
      </style:paragraph-properties>
    </style:style>
    <style:style style:name="P23" style:family="paragraph" style:parent-style-name="normal">
      <style:paragraph-properties fo:text-align="justify" style:justify-single-word="false" fo:break-before="auto" fo:break-after="auto"/>
    </style:style>
    <style:style style:name="P24" style:family="paragraph" style:parent-style-name="normal">
      <style:paragraph-properties fo:margin-left="0.25in" fo:margin-right="0in" fo:text-align="justify" style:justify-single-word="false" fo:text-indent="-0.2362in" style:auto-text-indent="false" fo:break-before="auto" fo:break-after="auto"/>
    </style:style>
    <style:style style:name="P25" style:family="paragraph" style:parent-style-name="normal">
      <style:paragraph-properties fo:margin-left="0.25in" fo:margin-right="0in" fo:text-align="justify" style:justify-single-word="false" fo:text-indent="-0.2362in" style:auto-text-indent="false"/>
    </style:style>
    <style:style style:name="P26" style:family="paragraph" style:parent-style-name="normal">
      <style:paragraph-properties fo:margin-left="0.1665in" fo:margin-right="0in" fo:text-align="justify" style:justify-single-word="false" fo:text-indent="0in" style:auto-text-indent="false" fo:break-before="auto" fo:break-after="auto"/>
    </style:style>
    <style:style style:name="P27" style:family="paragraph" style:parent-style-name="normal">
      <style:paragraph-properties fo:margin-left="-0.0138in" fo:margin-right="0in" fo:text-align="justify" style:justify-single-word="false" fo:text-indent="0in" style:auto-text-indent="false" fo:break-before="auto" fo:break-after="auto"/>
    </style:style>
    <style:style style:name="P28" style:family="paragraph" style:parent-style-name="normal">
      <style:paragraph-properties fo:text-align="justify" style:justify-single-word="false"/>
    </style:style>
    <style:style style:name="P29" style:family="paragraph" style:parent-style-name="normal">
      <style:paragraph-properties fo:margin-left="0.25in" fo:margin-right="0in" fo:text-align="justify" style:justify-single-word="false" fo:text-indent="-0.2362in" style:auto-text-indent="false" fo:break-before="auto" fo:break-after="auto"/>
      <style:text-properties officeooo:paragraph-rsid="0023decb"/>
    </style:style>
    <style:style style:name="P30" style:family="paragraph" style:parent-style-name="normal">
      <style:paragraph-properties fo:margin-left="0.25in" fo:margin-right="0in" fo:text-align="justify" style:justify-single-word="false" fo:text-indent="-0.2362in" style:auto-text-indent="false" fo:break-before="auto" fo:break-after="auto"/>
      <style:text-properties officeooo:paragraph-rsid="0026972e"/>
    </style:style>
    <style:style style:name="P31" style:family="paragraph" style:parent-style-name="normal">
      <style:paragraph-properties fo:margin-left="0.25in" fo:margin-right="0in" fo:text-align="justify" style:justify-single-word="false" fo:text-indent="-0.2362in" style:auto-text-indent="false" fo:break-before="auto" fo:break-after="auto"/>
      <style:text-properties officeooo:paragraph-rsid="0029339d"/>
    </style:style>
    <style:style style:name="P32" style:family="paragraph" style:parent-style-name="normal">
      <style:paragraph-properties fo:margin-left="0.25in" fo:margin-right="0in" fo:text-align="justify" style:justify-single-word="false" fo:text-indent="-0.2362in" style:auto-text-indent="false" fo:break-before="auto" fo:break-after="auto"/>
      <style:text-properties officeooo:paragraph-rsid="0029fd32"/>
    </style:style>
    <style:style style:name="P33" style:family="paragraph" style:parent-style-name="normal">
      <style:paragraph-properties fo:margin-left="-0.0138in" fo:margin-right="0in" fo:text-align="justify" style:justify-single-word="false" fo:text-indent="0in" style:auto-text-indent="false" fo:break-before="auto" fo:break-after="auto"/>
      <style:text-properties officeooo:paragraph-rsid="0035cc3e"/>
    </style:style>
    <style:style style:name="P34" style:family="paragraph" style:parent-style-name="normal">
      <style:paragraph-properties fo:line-height="106%" fo:text-align="justify" style:justify-single-word="false" fo:break-before="auto" fo:break-after="auto"/>
      <style:text-properties fo:font-size="12pt" style:font-size-asian="12pt" style:font-size-complex="12pt"/>
    </style:style>
    <style:style style:name="P35" style:family="paragraph" style:parent-style-name="normal">
      <style:paragraph-properties fo:margin-left="0.002in" fo:margin-right="0in" fo:text-align="justify" style:justify-single-word="false" fo:text-indent="0in" style:auto-text-indent="false" fo:break-before="auto" fo:break-after="auto"/>
      <style:text-properties fo:font-weight="bold" style:font-weight-asian="bold"/>
    </style:style>
    <style:style style:name="P36" style:family="paragraph" style:parent-style-name="normal">
      <style:paragraph-properties fo:margin-left="-0.0138in" fo:margin-right="0in" fo:text-align="justify" style:justify-single-word="false" fo:text-indent="0in" style:auto-text-indent="false" fo:break-before="auto" fo:break-after="auto"/>
      <style:text-properties fo:font-weight="bold" style:font-weight-asian="bold"/>
    </style:style>
    <style:style style:name="P37" style:family="paragraph" style:parent-style-name="normal">
      <style:paragraph-properties fo:line-height="106%" fo:text-align="justify" style:justify-single-word="false" fo:orphans="0" fo:widows="0"/>
      <style:text-properties style:font-name="Calibri" style:font-name-asian="Calibri1" style:font-name-complex="Calibri1"/>
    </style:style>
    <style:style style:name="P38" style:family="paragraph" style:parent-style-name="normal">
      <style:paragraph-properties fo:line-height="106%" fo:text-align="justify" style:justify-single-word="false" fo:orphans="0" fo:widows="0"/>
      <style:text-properties style:text-position="0% 100%" officeooo:rsid="0031bb4c" officeooo:paragraph-rsid="0031bb4c"/>
    </style:style>
    <style:style style:name="P39" style:family="paragraph" style:parent-style-name="normal">
      <style:paragraph-properties fo:line-height="106%" fo:text-align="justify" style:justify-single-word="false" fo:orphans="0" fo:widows="0"/>
      <style:text-properties style:text-position="0% 100%" officeooo:rsid="0033996e" officeooo:paragraph-rsid="0033996e"/>
    </style:style>
    <style:style style:name="P40" style:family="paragraph" style:parent-style-name="normal">
      <style:paragraph-properties fo:line-height="106%" fo:text-align="justify" style:justify-single-word="false" fo:orphans="0" fo:widows="0"/>
      <style:text-properties officeooo:rsid="0033996e" officeooo:paragraph-rsid="0033996e"/>
    </style:style>
    <style:style style:name="P41" style:family="paragraph" style:parent-style-name="normal" style:master-page-name="Standard">
      <style:paragraph-properties fo:line-height="106%" fo:text-align="justify" style:justify-single-word="false" style:page-number="1" fo:break-before="auto" fo:break-after="auto"/>
      <style:text-properties fo:font-size="14pt" fo:font-weight="bold" officeooo:rsid="001a48db" officeooo:paragraph-rsid="001a48db" style:font-size-asian="14pt" style:font-weight-asian="bold" style:font-size-complex="14pt"/>
    </style:style>
    <style:style style:name="P42" style:family="paragraph" style:parent-style-name="normal">
      <style:paragraph-properties fo:line-height="106%" fo:text-align="justify" style:justify-single-word="false" fo:orphans="0" fo:widows="0"/>
      <style:text-properties officeooo:rsid="0031bb4c" officeooo:paragraph-rsid="0031bb4c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3" style:family="text">
      <style:text-properties style:font-name="Montserrat" style:font-name-asian="Montserrat1" style:font-name-complex="Montserrat1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a48db"/>
    </style:style>
    <style:style style:name="T6" style:family="text">
      <style:text-properties style:text-position="sub 58%" officeooo:rsid="001b20d3"/>
    </style:style>
    <style:style style:name="T7" style:family="text">
      <style:text-properties style:text-position="sub 58%" officeooo:rsid="001bce3c"/>
    </style:style>
    <style:style style:name="T8" style:family="text">
      <style:text-properties style:text-position="sub 58%" fo:font-weight="normal" officeooo:rsid="001bce3c" style:font-weight-asian="normal" style:font-weight-complex="normal"/>
    </style:style>
    <style:style style:name="T9" style:family="text">
      <style:text-properties style:text-position="sub 58%" fo:font-weight="normal" officeooo:rsid="001e95cf" style:font-weight-asian="normal" style:font-weight-complex="normal"/>
    </style:style>
    <style:style style:name="T10" style:family="text">
      <style:text-properties style:text-position="sub 58%" officeooo:rsid="001db893"/>
    </style:style>
    <style:style style:name="T11" style:family="text">
      <style:text-properties style:text-position="sub 58%" officeooo:rsid="001df421"/>
    </style:style>
    <style:style style:name="T12" style:family="text">
      <style:text-properties style:text-position="sub 58%" officeooo:rsid="001e95cf"/>
    </style:style>
    <style:style style:name="T13" style:family="text">
      <style:text-properties style:text-position="sub 58%" officeooo:rsid="00204e45"/>
    </style:style>
    <style:style style:name="T14" style:family="text">
      <style:text-properties style:text-position="sub 58%" officeooo:rsid="0020f40a"/>
    </style:style>
    <style:style style:name="T15" style:family="text">
      <style:text-properties style:text-position="sub 58%" officeooo:rsid="0022d497"/>
    </style:style>
    <style:style style:name="T16" style:family="text">
      <style:text-properties style:text-position="sub 58%" officeooo:rsid="0022e229"/>
    </style:style>
    <style:style style:name="T17" style:family="text">
      <style:text-properties style:text-position="sub 58%" officeooo:rsid="0023decb"/>
    </style:style>
    <style:style style:name="T18" style:family="text">
      <style:text-properties style:text-position="sub 58%" officeooo:rsid="00256aa0"/>
    </style:style>
    <style:style style:name="T19" style:family="text">
      <style:text-properties style:text-position="sub 58%" officeooo:rsid="00274588"/>
    </style:style>
    <style:style style:name="T20" style:family="text">
      <style:text-properties style:text-position="sub 58%" officeooo:rsid="0029339d"/>
    </style:style>
    <style:style style:name="T21" style:family="text">
      <style:text-properties style:text-position="sub 58%" officeooo:rsid="0029fd32"/>
    </style:style>
    <style:style style:name="T22" style:family="text">
      <style:text-properties style:text-position="sub 58%" officeooo:rsid="002b8840"/>
    </style:style>
    <style:style style:name="T23" style:family="text">
      <style:text-properties style:text-position="sub 58%" officeooo:rsid="002c3910"/>
    </style:style>
    <style:style style:name="T24" style:family="text">
      <style:text-properties style:text-position="sub 58%" officeooo:rsid="002dd76a"/>
    </style:style>
    <style:style style:name="T25" style:family="text">
      <style:text-properties style:text-position="sub 58%" officeooo:rsid="002e4a02"/>
    </style:style>
    <style:style style:name="T26" style:family="text">
      <style:text-properties style:text-position="sub 58%" officeooo:rsid="002f60f0"/>
    </style:style>
    <style:style style:name="T27" style:family="text">
      <style:text-properties style:text-position="sub 58%" officeooo:rsid="0033996e"/>
    </style:style>
    <style:style style:name="T28" style:family="text">
      <style:text-properties style:text-position="sub 58%" officeooo:rsid="0035cc3e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style:font-name="Calibri" style:font-name-asian="Calibri1" style:font-name-complex="Calibri1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033996e"/>
    </style:style>
    <style:style style:name="T33" style:family="text">
      <style:text-properties style:text-position="super 58%" officeooo:rsid="00344eae"/>
    </style:style>
    <style:style style:name="T34" style:family="text">
      <style:text-properties officeooo:rsid="001a48db"/>
    </style:style>
    <style:style style:name="T35" style:family="text">
      <style:text-properties style:text-position="0% 100%" officeooo:rsid="001b20d3"/>
    </style:style>
    <style:style style:name="T36" style:family="text">
      <style:text-properties style:text-position="0% 100%" fo:font-weight="bold" officeooo:rsid="001e95cf" style:font-weight-asian="bold" style:font-weight-complex="bold"/>
    </style:style>
    <style:style style:name="T37" style:family="text">
      <style:text-properties style:text-position="0% 100%" fo:font-weight="normal" officeooo:rsid="001bce3c" style:font-weight-asian="normal" style:font-weight-complex="normal"/>
    </style:style>
    <style:style style:name="T38" style:family="text">
      <style:text-properties style:text-position="0% 100%" fo:font-weight="normal" officeooo:rsid="001e95cf" style:font-weight-asian="normal" style:font-weight-complex="normal"/>
    </style:style>
    <style:style style:name="T39" style:family="text">
      <style:text-properties style:text-position="0% 100%" officeooo:rsid="001bce3c"/>
    </style:style>
    <style:style style:name="T40" style:family="text">
      <style:text-properties style:text-position="0% 100%" officeooo:rsid="001db893"/>
    </style:style>
    <style:style style:name="T41" style:family="text">
      <style:text-properties style:text-position="0% 100%" officeooo:rsid="001df421"/>
    </style:style>
    <style:style style:name="T42" style:family="text">
      <style:text-properties style:text-position="0% 100%" officeooo:rsid="0022d497"/>
    </style:style>
    <style:style style:name="T43" style:family="text">
      <style:text-properties style:text-position="0% 100%" officeooo:rsid="0022e229"/>
    </style:style>
    <style:style style:name="T44" style:family="text">
      <style:text-properties style:text-position="0% 100%" officeooo:rsid="0023decb"/>
    </style:style>
    <style:style style:name="T45" style:family="text">
      <style:text-properties style:text-position="0% 100%" officeooo:rsid="00256aa0"/>
    </style:style>
    <style:style style:name="T46" style:family="text">
      <style:text-properties style:text-position="0% 100%" officeooo:rsid="0026972e"/>
    </style:style>
    <style:style style:name="T47" style:family="text">
      <style:text-properties style:text-position="0% 100%" officeooo:rsid="00274588"/>
    </style:style>
    <style:style style:name="T48" style:family="text">
      <style:text-properties style:text-position="0% 100%" officeooo:rsid="0029339d"/>
    </style:style>
    <style:style style:name="T49" style:family="text">
      <style:text-properties style:text-position="0% 100%" officeooo:rsid="0029fd32"/>
    </style:style>
    <style:style style:name="T50" style:family="text">
      <style:text-properties style:text-position="0% 100%" officeooo:rsid="002b8840"/>
    </style:style>
    <style:style style:name="T51" style:family="text">
      <style:text-properties style:text-position="0% 100%" officeooo:rsid="002f60f0"/>
    </style:style>
    <style:style style:name="T52" style:family="text">
      <style:text-properties style:text-position="0% 100%" officeooo:rsid="0033996e"/>
    </style:style>
    <style:style style:name="T53" style:family="text">
      <style:text-properties style:text-position="0% 100%" officeooo:rsid="00344eae"/>
    </style:style>
    <style:style style:name="T54" style:family="text">
      <style:text-properties style:text-position="0% 100%" officeooo:rsid="0035cc3e"/>
    </style:style>
    <style:style style:name="T55" style:family="text">
      <style:text-properties officeooo:rsid="001b20d3"/>
    </style:style>
    <style:style style:name="T56" style:family="text">
      <style:text-properties officeooo:rsid="001bce3c"/>
    </style:style>
    <style:style style:name="T57" style:family="text">
      <style:text-properties officeooo:rsid="001db893"/>
    </style:style>
    <style:style style:name="T58" style:family="text">
      <style:text-properties officeooo:rsid="001df421"/>
    </style:style>
    <style:style style:name="T59" style:family="text">
      <style:text-properties officeooo:rsid="001e95cf"/>
    </style:style>
    <style:style style:name="T60" style:family="text">
      <style:text-properties officeooo:rsid="00204e45"/>
    </style:style>
    <style:style style:name="T61" style:family="text">
      <style:text-properties officeooo:rsid="0020f40a"/>
    </style:style>
    <style:style style:name="T62" style:family="text">
      <style:text-properties officeooo:rsid="0022d497"/>
    </style:style>
    <style:style style:name="T63" style:family="text">
      <style:text-properties officeooo:rsid="0022e229"/>
    </style:style>
    <style:style style:name="T64" style:family="text">
      <style:text-properties officeooo:rsid="0023decb"/>
    </style:style>
    <style:style style:name="T65" style:family="text">
      <style:text-properties officeooo:rsid="00274588"/>
    </style:style>
    <style:style style:name="T66" style:family="text">
      <style:text-properties officeooo:rsid="0029339d"/>
    </style:style>
    <style:style style:name="T67" style:family="text">
      <style:text-properties officeooo:rsid="002dd76a"/>
    </style:style>
    <style:style style:name="T68" style:family="text">
      <style:text-properties officeooo:rsid="002e4a02"/>
    </style:style>
    <style:style style:name="T69" style:family="text">
      <style:text-properties officeooo:rsid="002f60f0"/>
    </style:style>
    <style:style style:name="T70" style:family="text">
      <style:text-properties officeooo:rsid="0033996e"/>
    </style:style>
    <style:style style:name="T71" style:family="text">
      <style:text-properties officeooo:rsid="00344eae"/>
    </style:style>
    <style:style style:name="T72" style:family="text">
      <style:text-properties officeooo:rsid="0035cc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-0.222in, 0in, -0.222in, 1.381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68</text:p>
      <text:p text:style-name="P12">Trabajo Práctico Nº 1</text:p>
      <text:p text:style-name="P12">SISTEMAS NUMÉRICOS</text:p>
      <text:p text:style-name="P9"/>
      <text:p text:style-name="P9">Convierte a binario o decimal según corresponda.</text:p>
      <text:p text:style-name="P15"><text:s/></text:p>
      <text:p text:style-name="P22">181<text:span text:style-name="T4">10</text:span> = <text:s text:c="2"/><text:span text:style-name="T34">10110101</text:span><text:span text:style-name="T5">2</text:span></text:p>
      <text:p text:style-name="P16"/>
      <text:p text:style-name="P16">213<text:span text:style-name="T4">10</text:span> = <text:span text:style-name="T55">11010101</text:span><text:span text:style-name="T6">2</text:span></text:p>
      <text:p text:style-name="P16"><text:s/></text:p>
      <text:p text:style-name="P16">93<text:span text:style-name="T4">10</text:span> = <text:span text:style-name="T35">1011101</text:span><text:span text:style-name="T6">2</text:span></text:p>
      <text:p text:style-name="P16"/>
      <text:p text:style-name="P16">10110101<text:span text:style-name="T4">2</text:span> = <text:span text:style-name="T55">181</text:span><text:span text:style-name="T6">10</text:span></text:p>
      <text:p text:style-name="P16"/>
      <text:p text:style-name="P16">11001011<text:span text:style-name="T4">2</text:span> = <text:span text:style-name="T55">203</text:span><text:span text:style-name="T6">10</text:span></text:p>
      <text:p text:style-name="P16"/>
      <text:p text:style-name="P16">1001101<text:span text:style-name="T4">2</text:span> = <text:span text:style-name="T55">77</text:span><text:span text:style-name="T6">10</text:span></text:p>
      <text:p text:style-name="P16"/>
      <text:p text:style-name="P16"/>
      <text:p text:style-name="P9">Convierte a binario y decimal los siguientes elementos.</text:p>
      <text:p text:style-name="P15"><text:s/></text:p>
      <text:p text:style-name="P23">AF32<text:span text:style-name="T4">16 </text:span>= <text:span text:style-name="T55">1010 1111 0011 0010</text:span><text:span text:style-name="T6">2 </text:span><text:span text:style-name="T35">= 44850</text:span><text:span text:style-name="T7">10</text:span></text:p>
      <text:p text:style-name="P16"><text:s/></text:p>
      <text:p text:style-name="P23">AB75<text:span text:style-name="T4">16 </text:span>= <text:span text:style-name="T55">1010 1011 0111 </text:span><text:span text:style-name="T56">0101</text:span><text:span text:style-name="T7">2 </text:span><text:span text:style-name="T37">= 43893</text:span><text:span text:style-name="T8">10</text:span></text:p>
      <text:p text:style-name="P15"><text:s/></text:p>
      <text:p text:style-name="P23">E143<text:span text:style-name="T4">16 </text:span>= <text:span text:style-name="T56">1110 0001 0100 0011</text:span><text:span text:style-name="T7">2</text:span><text:span text:style-name="T39"> = </text:span><text:span text:style-name="T40">57667</text:span><text:span text:style-name="T10">10</text:span></text:p>
      <text:p text:style-name="P28"/>
      <text:p text:style-name="P23">7655<text:span text:style-name="T4">8</text:span> = <text:span text:style-name="T57">111 110 101 101</text:span><text:span text:style-name="T10">2</text:span><text:span text:style-name="T57"> = 4013</text:span><text:span text:style-name="T10">10</text:span></text:p>
      <text:p text:style-name="P23"/>
      <text:p text:style-name="P23">147<text:span text:style-name="T4">8</text:span> = <text:span text:style-name="T57">001 100 111</text:span><text:span text:style-name="T10">2</text:span><text:span text:style-name="T57"> = 103</text:span><text:span text:style-name="T10">10</text:span></text:p>
      <text:p text:style-name="P23"/>
      <text:p text:style-name="P23">1653<text:span text:style-name="T4">8</text:span> = <text:span text:style-name="T57">001 110 101 011</text:span><text:span text:style-name="T10">2 </text:span><text:span text:style-name="T40">= </text:span><text:span text:style-name="T41">939</text:span><text:span text:style-name="T11">10</text:span></text:p>
      <text:p text:style-name="P15"><text:s/></text:p>
      <text:p text:style-name="P10"><text:s/></text:p>
      <text:p text:style-name="P9">Convierte a hexadecimal los siguientes elementos.</text:p>
      <text:p text:style-name="P16"><text:s/></text:p>
      <text:p text:style-name="P23">1010 1111 0011 0010<text:span text:style-name="T4">2 </text:span>= <text:span text:style-name="T58">AF32</text:span><text:span text:style-name="T11">16</text:span></text:p>
      <text:p text:style-name="P16"><text:s/></text:p>
      <text:p text:style-name="P23">1010 1011 0111 0101<text:span text:style-name="T4">2 </text:span>= <text:span text:style-name="T58">AB75</text:span><text:span text:style-name="T11">16</text:span></text:p>
      <text:p text:style-name="P16"><text:s/></text:p>
      <text:p text:style-name="P23">0001 0011 0011 0100<text:span text:style-name="T4">2 </text:span>= <text:span text:style-name="T58">1334</text:span><text:span text:style-name="T11">16</text:span></text:p>
      <text:p text:style-name="P16"><text:s/></text:p>
      <text:p text:style-name="P23">1110 0001 1000 0011<text:span text:style-name="T4">2</text:span>= <text:span text:style-name="T58">E183</text:span><text:span text:style-name="T11">16</text:span></text:p>
      <text:p text:style-name="P16"/>
      <text:p text:style-name="P9"/>
      <text:p text:style-name="P9"/>
      <text:p text:style-name="P9"><text:soft-page-break/>Convierte a Octal los siguientes elementos.</text:p>
      <text:p text:style-name="P16"><text:s/></text:p>
      <text:p text:style-name="P23">001 010 111 100 110 010<text:span text:style-name="T4">2 </text:span>=<text:span text:style-name="T58">127462</text:span><text:span text:style-name="T11">8</text:span></text:p>
      <text:p text:style-name="P16"><text:s/></text:p>
      <text:p text:style-name="P23">001 010 101 101 110 101<text:span text:style-name="T4">2 </text:span>=<text:span text:style-name="T58">125565</text:span><text:span text:style-name="T11">8</text:span></text:p>
      <text:p text:style-name="P16"><text:s/></text:p>
      <text:p text:style-name="P23">000 001 001 100 110 100<text:span text:style-name="T4">2 </text:span>=<text:span text:style-name="T58">11464</text:span><text:span text:style-name="T11">8</text:span></text:p>
      <text:p text:style-name="P16"><text:s/></text:p>
      <text:p text:style-name="P23">011 100 001 010 000 011<text:span text:style-name="T4">2 </text:span>=<text:span text:style-name="T59">341203</text:span><text:span text:style-name="T12">8</text:span></text:p>
      <text:p text:style-name="P16"/>
      <text:p text:style-name="P13"/>
      <text:p text:style-name="P13">Realizar las siguientes conversiones:</text:p>
      <text:p text:style-name="P6">1)<text:span text:style-name="T29"> <text:s text:c="5"/></text:span>249 <text:span text:style-name="T4">16</text:span> = N <text:span text:style-name="T4">2</text:span> , N <text:span text:style-name="T4">8</text:span> <text:span text:style-name="T59">= 0010 0100 1001</text:span><text:span text:style-name="T12">2 </text:span><text:span text:style-name="T38">=</text:span><text:span text:style-name="T36"> </text:span><text:span text:style-name="T38">001 001 001 001</text:span><text:span text:style-name="T9">2 </text:span><text:span text:style-name="T38">= 1111</text:span><text:span text:style-name="T9">8</text:span><text:tab/> <text:s text:c="7"/><text:tab/> </text:p>
      <text:p text:style-name="P24">2)<text:span text:style-name="T29"> <text:s text:c="5"/></text:span>467 <text:span text:style-name="T4">10</text:span>= N <text:span text:style-name="T4">16</text:span> <text:span text:style-name="T59">= 1D3</text:span><text:span text:style-name="T12">16</text:span></text:p>
      <text:p text:style-name="P24"><text:s text:c="7"/><text:tab/> <text:s text:c="7"/><text:tab/> <text:s text:c="7"/><text:tab/> <text:s text:c="7"/><text:tab/> <text:s text:c="8"/></text:p>
      <text:p text:style-name="P24">3)<text:span text:style-name="T29"> <text:s text:c="5"/></text:span>57,3 <text:span text:style-name="T4">10</text:span>= N <text:span text:style-name="T4">2</text:span> <text:s/><text:span text:style-name="T59">= </text:span><text:span text:style-name="T60">111001,01001</text:span><text:span text:style-name="T13">2</text:span> <text:s text:c="5"/><text:tab/> <text:s text:c="7"/><text:tab/> <text:s text:c="7"/><text:tab/> <text:s text:c="7"/><text:tab/> <text:s text:c="7"/></text:p>
      <text:p text:style-name="P24"><text:s/></text:p>
      <text:p text:style-name="P24">4)<text:span text:style-name="T29"> <text:s text:c="5"/></text:span>895,38 <text:span text:style-name="T4">10</text:span>= N <text:span text:style-name="T4">8</text:span> <text:s text:c="3"/><text:span text:style-name="T61">= 1577,302</text:span><text:span text:style-name="T14">8</text:span> <text:tab/> <text:s text:c="7"/><text:tab/> <text:s text:c="7"/><text:tab/> <text:s text:c="7"/><text:tab/> <text:s text:c="7"/></text:p>
      <text:p text:style-name="P24"><text:s/></text:p>
      <text:p text:style-name="P24">5)<text:span text:style-name="T29"> <text:s text:c="5"/></text:span>01001110,11 <text:span text:style-name="T4">2</text:span>=N <text:span text:style-name="T4">10 </text:span><text:s/><text:span text:style-name="T61">= 78,75</text:span><text:span text:style-name="T15">10</text:span><text:span text:style-name="T61"> </text:span><text:s text:c="6"/><text:tab/> <text:s text:c="7"/><text:tab/> <text:s text:c="7"/><text:tab/> <text:s text:c="7"/></text:p>
      <text:p text:style-name="P24"><text:s/></text:p>
      <text:p text:style-name="P24">6)<text:span text:style-name="T29"> <text:s text:c="5"/></text:span>1234 <text:span text:style-name="T4">8</text:span>=N <text:span text:style-name="T4">10</text:span> <text:span text:style-name="T62">= 001 010</text:span> <text:span text:style-name="T62">011 100</text:span><text:span text:style-name="T15">2 </text:span><text:span text:style-name="T42">= 668</text:span><text:span text:style-name="T15">10</text:span></text:p>
      <text:p text:style-name="P24"><text:s/></text:p>
      <text:p text:style-name="P24">7)<text:span text:style-name="T29"> <text:s text:c="5"/></text:span>EFD,34 <text:span text:style-name="T4">16</text:span>=N <text:span text:style-name="T4">10 </text:span><text:span text:style-name="T42">= 1110 1111 1101 , </text:span><text:span text:style-name="T45">0011 0100</text:span><text:span text:style-name="T18">2</text:span><text:span text:style-name="T42"><text:tab/></text:span><text:span text:style-name="T45">= 3837,</text:span><text:span text:style-name="T46">203125</text:span><text:span text:style-name="T18">10</text:span><text:span text:style-name="T42"><text:tab/><text:tab/></text:span></text:p>
      <text:p text:style-name="P24"><text:s/></text:p>
      <text:p text:style-name="P29">8)<text:span text:style-name="T29"> <text:s text:c="5"/></text:span>F78 <text:span text:style-name="T4">16</text:span> = N <text:span text:style-name="T4">8 </text:span><text:s/><text:span text:style-name="T63">= </text:span><text:span text:style-name="T43">1111 0111 1000</text:span><text:span text:style-name="T16">2 </text:span><text:span text:style-name="T43">= 111 101 111 000</text:span><text:span text:style-name="T16">2 </text:span><text:span text:style-name="T43">= </text:span><text:span text:style-name="T44">3960</text:span><text:span text:style-name="T17">10</text:span></text:p>
      <text:p text:style-name="P24"><text:s/></text:p>
      <text:p text:style-name="P30">9)<text:span text:style-name="T29"> <text:s text:c="5"/></text:span>111011111,10001 <text:span text:style-name="T4">2 </text:span>= N <text:span text:style-name="T4">16 </text:span><text:span text:style-name="T44">= <text:s/>1 1101 1111,1000 1</text:span><text:span text:style-name="T46">000</text:span><text:span text:style-name="T44"> </text:span><text:span text:style-name="T17">2 </text:span><text:span text:style-name="T46">= </text:span><text:span text:style-name="T47">1DF,88</text:span><text:span text:style-name="T20">16</text:span></text:p>
      <text:p text:style-name="P24"/>
      <text:p text:style-name="P31">10)<text:span text:style-name="T29"> <text:s/></text:span>5260,0216 <text:span text:style-name="T4">8</text:span> = N <text:span text:style-name="T4">16</text:span> <text:span text:style-name="T65">= 101 010 110 000, 000 010 001 110</text:span><text:span text:style-name="T19">2 = <text:s/></text:span><text:span text:style-name="T47">1010 1011 0000, 0000 1000 1110</text:span><text:span text:style-name="T19">2 </text:span><text:span text:style-name="T48">= AB0,08E</text:span><text:span text:style-name="T21">16</text:span></text:p>
      <text:p text:style-name="P25"/>
      <text:p text:style-name="P24">11)<text:span text:style-name="T29"> <text:s/></text:span>11,0B9<text:span text:style-name="T4">16</text:span> = N <text:span text:style-name="T4">2</text:span> <text:s text:c="3"/><text:span text:style-name="T66">= 0001 0001, 0000 1011 1001</text:span><text:span text:style-name="T21">2</text:span></text:p>
      <text:p text:style-name="P14"><text:s/></text:p>
      <text:p text:style-name="P32">12)<text:span text:style-name="T29"> <text:s/></text:span>1010011,100010 <text:span text:style-name="T4">2</text:span> = N <text:span text:style-name="T4">8 </text:span><text:span text:style-name="T49">= <text:s/>001 010 011,100 010</text:span><text:span text:style-name="T21">2 </text:span><text:span text:style-name="T49">= 123,42</text:span><text:span text:style-name="T22">8</text:span></text:p>
      <text:p text:style-name="P24"><text:s/></text:p>
      <text:p text:style-name="P5">13)<text:span text:style-name="T29"> <text:s/></text:span>42,53 <text:span text:style-name="T4">8</text:span> = N <text:span text:style-name="T4">2 </text:span><text:span text:style-name="T50">= 100 010, 101 011</text:span><text:span text:style-name="T23">8</text:span></text:p>
      <text:p text:style-name="P4"/>
      <text:p text:style-name="P13"/>
      <text:p text:style-name="P13"/>
      <text:p text:style-name="P13"><text:soft-page-break/>Realizar las siguientes OPERACIONES:</text:p>
      <text:p text:style-name="P34"><text:s/></text:p>
      <text:p text:style-name="P26">1)<text:span text:style-name="T29"> <text:s/></text:span>1011111 <text:span text:style-name="T4">2</text:span> + 111 <text:span text:style-name="T4">2 </text:span>+ 10011 <text:span text:style-name="T4">2</text:span> = N <text:span text:style-name="T4">2</text:span> <text:tab/><text:span text:style-name="T64">= 1111001</text:span><text:span text:style-name="T17">2</text:span> <text:s text:c="3"/></text:p>
      <text:p text:style-name="P26"><text:s text:c="4"/><text:tab/> <text:s text:c="7"/><text:tab/> </text:p>
      <text:p text:style-name="P26">2)<text:span text:style-name="T29"> <text:s/></text:span>107D <text:span text:style-name="T4">16 </text:span>+ F9AB <text:span text:style-name="T4">16 </text:span>= N <text:span text:style-name="T4">16</text:span> <text:s text:c="2"/><text:span text:style-name="T67">= 10A28</text:span><text:span text:style-name="T24">16</text:span></text:p>
      <text:p text:style-name="P26"><text:tab/> <text:s text:c="7"/><text:tab/> <text:s text:c="7"/><text:tab/> </text:p>
      <text:p text:style-name="P26">3)<text:span text:style-name="T29"> <text:s/></text:span>352 <text:span text:style-name="T4">8</text:span> + 173 <text:span text:style-name="T4">8 </text:span>= N <text:span text:style-name="T4">8</text:span> <text:span text:style-name="T67">= </text:span><text:s/><text:span text:style-name="T68">545</text:span><text:span text:style-name="T25">8</text:span> <text:s text:c="9"/><text:tab/> <text:s text:c="5"/></text:p>
      <text:p text:style-name="P26"><text:s text:c="2"/><text:tab/> <text:s text:c="7"/><text:tab/> <text:s text:c="7"/><text:tab/> </text:p>
      <text:p text:style-name="P26">4)<text:span text:style-name="T29"> <text:s/></text:span>1000000 <text:span text:style-name="T4">2 </text:span>+ 24 <text:span text:style-name="T4">8</text:span> + 71 <text:span text:style-name="T4">16</text:span> = N <text:span text:style-name="T4">16</text:span> <text:s/><text:span text:style-name="T68">= C5</text:span><text:span text:style-name="T25">16</text:span> <text:s text:c="3"/><text:tab/> <text:s/></text:p>
      <text:p text:style-name="P26"><text:s text:c="6"/><text:tab/> <text:s text:c="8"/></text:p>
      <text:p text:style-name="P26">5)<text:span text:style-name="T29"> <text:s/></text:span>AE6 <text:span text:style-name="T4">16 </text:span>+ CF2 <text:span text:style-name="T4">16</text:span> = N <text:span text:style-name="T4">8 </text:span><text:span text:style-name="T25">=</text:span> <text:span text:style-name="T68">13730</text:span><text:span text:style-name="T25">8</text:span> <text:s text:c="6"/><text:tab/> <text:s text:c="7"/></text:p>
      <text:p text:style-name="P26"><text:tab/> <text:s text:c="7"/><text:tab/> <text:s text:c="8"/></text:p>
      <text:p text:style-name="P26">6)<text:span text:style-name="T29"> <text:s/></text:span>7765 <text:span text:style-name="T4">8</text:span> + 110101100 <text:span text:style-name="T4">2</text:span> = N <text:span text:style-name="T4">16</text:span> <text:s text:c="2"/><text:span text:style-name="T69">= 11A1</text:span><text:span text:style-name="T26">16</text:span> <text:s text:c="5"/><text:tab/> <text:s text:c="2"/></text:p>
      <text:p text:style-name="P26"><text:s text:c="5"/><text:tab/> <text:s text:c="10"/></text:p>
      <text:p text:style-name="P26">7)<text:span text:style-name="T29"> <text:s/></text:span>C18E <text:span text:style-name="T4">16</text:span> + 43D6 <text:span text:style-name="T4">16</text:span> + 200F <text:span text:style-name="T4">16</text:span> = N <text:span text:style-name="T4">16 </text:span><text:span text:style-name="T51">= 12573</text:span><text:span text:style-name="T26">16</text:span><text:tab/> <text:s text:c="7"/><text:tab/> <text:s text:c="7"/><text:tab/></text:p>
      <text:p text:style-name="P5"/>
      <text:p text:style-name="P11">Realizar las restas indicadas como sumas: </text:p>
      <text:p text:style-name="P35">Dados los siguientes números en módulo y símbolo, resolver la resta como suma y expresar el resultado en símbolo y módulo: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<text:s text:c="12"/></text:p>
            <text:p text:style-name="P20"><text:span text:style-name="T30"><text:tab/></text:span>a) <text:s/>110110 <text:span text:style-name="T4">2</text:span> - 11101 <text:span text:style-name="T4">2</text:span> = N <text:span text:style-name="T4">2</text:span> <text:s text:c="2"/><text:tab/> <text:s text:c="7"/><text:tab/> </text:p>
          </table:table-cell>
          <table:table-cell table:style-name="Table1.A1" office:value-type="string">
            <text:p text:style-name="P38"/>
            <text:p text:style-name="P38">00011001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17">b) <text:s/>00111 <text:span text:style-name="T4">2</text:span> - 01101 <text:span text:style-name="T4">2 </text:span>= N <text:span text:style-name="T4">2</text:span> <text:s text:c="3"/><text:tab/> <text:s text:c="7"/><text:tab/> <text:s/></text:p>
          </table:table-cell>
          <table:table-cell table:style-name="Table1.A1" office:value-type="string">
            <text:p text:style-name="P42">10000110</text:p>
          </table:table-cell>
        </table:table-row>
        <table:table-row table:style-name="Table1.1">
          <table:table-cell table:style-name="Table1.A1" office:value-type="string">
            <text:p text:style-name="P18"><text:s text:c="11"/>c) <text:s/>010011 <text:span text:style-name="T4">2</text:span> - 10101 <text:span text:style-name="T4">2</text:span> = N <text:span text:style-name="T4">8</text:span> , <text:span text:style-name="T4">2</text:span> <text:s/></text:p>
            <text:p text:style-name="P19"><text:s text:c="2"/></text:p>
          </table:table-cell>
          <table:table-cell table:style-name="Table1.A1" office:value-type="string">
            <text:p text:style-name="P42">10000010</text:p>
            <text:p text:style-name="P21"><text:s/>-<text:span text:style-name="T70">2</text:span><text:span text:style-name="T27">8</text:span></text:p>
          </table:table-cell>
        </table:table-row>
        <table:table-row table:style-name="Table1.1">
          <table:table-cell table:style-name="Table1.A1" office:value-type="string">
            <text:p text:style-name="P20"><text:s text:c="9"/><text:tab/>d) 1011 <text:span text:style-name="T4">2</text:span> - 00101 <text:span text:style-name="T4">2</text:span> = N <text:span text:style-name="T4">16</text:span> <text:s text:c="15"/><text:tab/> <text:s/></text:p>
            <text:p text:style-name="P20"><text:s/></text:p>
          </table:table-cell>
          <table:table-cell table:style-name="Table1.A1" office:value-type="string">
            <text:p text:style-name="P40">6<text:span text:style-name="T4">16</text:span></text:p>
          </table:table-cell>
        </table:table-row>
        <table:table-row table:style-name="Table1.1">
          <table:table-cell table:style-name="Table1.A1" office:value-type="string">
            <text:p text:style-name="P20"><text:s text:c="8"/><text:tab/>e) 011011 <text:span text:style-name="T4">2</text:span> - 01110011 <text:span text:style-name="T4">2</text:span> = N <text:span text:style-name="T4">2</text:span> <text:s text:c="10"/><text:tab/> </text:p>
          </table:table-cell>
          <table:table-cell table:style-name="Table1.A1" office:value-type="string">
            <text:p text:style-name="P39">11011000</text:p>
          </table:table-cell>
        </table:table-row>
      </table:table>
      <text:p text:style-name="P14"><text:s/></text:p>
      <text:p text:style-name="P27"><text:s text:c="8"/></text:p>
      <text:p text:style-name="P36">Encontrar la representación en punto flotante, sin cambiar de base:</text:p>
      <text:p text:style-name="P27"><text:s/></text:p>
      <text:p text:style-name="P27"><text:s text:c="8"/><text:tab/>a) <text:s text:c="2"/>10110,1101<text:span text:style-name="T4">2 <text:s text:c="2"/></text:span><text:span text:style-name="T52">= </text:span><text:span text:style-name="T53">0,</text:span><text:span text:style-name="T52">101101101 x 2</text:span><text:span text:style-name="T32">101</text:span></text:p>
      <text:p text:style-name="P27"><text:s text:c="11"/><text:tab/></text:p>
      <text:p text:style-name="P27"><text:s text:c="9"/><text:tab/>b) .00000010110 <text:span text:style-name="T4">2 </text:span><text:span text:style-name="T52">= 1011 x 2</text:span><text:span text:style-name="T32">-110</text:span></text:p>
      <text:p text:style-name="P27"><text:s/></text:p>
      <text:p text:style-name="P27"><text:s/><text:tab/>c) <text:s/>1000000000000 <text:span text:style-name="T4">2 </text:span><text:span text:style-name="T52">= .</text:span><text:span text:style-name="T53">1 x 2 </text:span><text:span text:style-name="T33">13</text:span><text:span text:style-name="T53"> </text:span></text:p>
      <text:p text:style-name="P27"><text:s text:c="11"/><text:tab/></text:p>
      <text:p text:style-name="P27"><text:s text:c="11"/>d) 36,7 <text:span text:style-name="T4">8 </text:span><text:s/><text:span text:style-name="T71">= .367 x 8 </text:span><text:span text:style-name="T33">-2</text:span> <text:s text:c="12"/></text:p>
      <text:p text:style-name="P27"><text:s text:c="2"/></text:p>
      <text:p text:style-name="P27"><text:s text:c="8"/><text:tab/>e) 0,000A8C <text:span text:style-name="T4">16 </text:span><text:span text:style-name="T53">= .A8C x 16 </text:span><text:span text:style-name="T33">-3</text:span></text:p>
      <text:p text:style-name="P27"><text:s/></text:p>
      <text:p text:style-name="P27"/>
      <text:p text:style-name="P36"><text:soft-page-break/>Encontrar la representación en punto fijo de los siguientes números en punto flotante, sin cambiar de base:</text:p>
      <text:p text:style-name="P27"><text:s/></text:p>
      <text:p text:style-name="P27"><text:s text:c="10"/><text:tab/>a) .101101 x 2 <text:span text:style-name="T31">(-1011) <text:s/></text:span><text:span text:style-name="T53">=</text:span><text:span text:style-name="T33"> </text:span><text:span text:style-name="T53">0.00000000000101101</text:span><text:span text:style-name="T28">2</text:span></text:p>
      <text:p text:style-name="P27"><text:s text:c="2"/></text:p>
      <text:p text:style-name="P27"><text:s text:c="10"/><text:tab/>b) <text:s/>.101101 x 2 <text:span text:style-name="T31">110 </text:span><text:span text:style-name="T53">= </text:span><text:span text:style-name="T54">101101</text:span><text:span text:style-name="T28">2</text:span></text:p>
      <text:p text:style-name="P27"><text:s/></text:p>
      <text:p text:style-name="P33"><text:s text:c="10"/><text:tab/>c) .11111 x 2 <text:span text:style-name="T31">1010</text:span> <text:s/><text:span text:style-name="T72">= <text:s/>1111100000</text:span><text:span text:style-name="T28">2</text:span></text:p>
      <text:p text:style-name="P27"><text:s/></text:p>
      <text:p text:style-name="P27"><text:s text:c="11"/><text:tab/>d) 0,321 x 4 <text:span text:style-name="T31">-2</text:span> <text:span text:style-name="T72">= 0.00321</text:span><text:span text:style-name="T28">4</text:span></text:p>
      <text:p text:style-name="P27"><text:s/></text:p>
      <text:p text:style-name="P27"><text:s text:c="11"/><text:tab/>e) 0,43 x 5 <text:span text:style-name="T31">3 </text:span><text:tab/> <text:span text:style-name="T72">= 430</text:span><text:span text:style-name="T28">5</text:span></text:p>
      <text:p text:style-name="P27"><text:s/>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break-before="auto" fo:break-after="auto"/>
    </style:style>
    <style:style style:name="MP2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Montserrat" fo:font-size="10pt" style:font-name-asian="Montserrat1" style:font-size-asian="10pt" style:font-name-complex="Montserrat1" style:font-size-complex="10pt"/>
    </style:style>
    <style:style style:name="MP3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4" style:family="paragraph" style:parent-style-name="normal">
      <style:paragraph-properties fo:margin-left="4.0354in" fo:margin-right="0in" fo:margin-top="0.139in" fo:margin-bottom="0in" style:contextual-spacing="false" fo:line-height="100%" fo:orphans="0" fo:widows="0" fo:text-indent="0in" style:auto-text-indent="false"/>
      <style:text-properties fo:color="#3b4664" loext:opacity="100%" style:font-name="Montserrat SemiBold" fo:font-size="10pt" style:font-name-asian="Montserrat SemiBold1" style:font-size-asian="10pt" style:font-name-complex="Montserrat SemiBold1" style:font-size-complex="10pt"/>
    </style:style>
    <style:style style:name="MP5" style:family="paragraph" style:parent-style-name="normal">
      <style:paragraph-properties fo:text-align="end" style:justify-single-word="false" fo:break-before="auto" fo:break-after="auto"/>
    </style:style>
    <style:style style:name="MT1" style:family="text">
      <style:text-properties fo:font-style="italic" style:font-style-asian="italic"/>
    </style:style>
    <style:style style:name="MT2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MT3" style:family="text">
      <style:text-properties style:font-name="Montserrat" style:font-name-asian="Montserrat1" style:font-name-complex="Montserrat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-0.222in, 0in, -0.222in, 1.3819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7866in" fo:background-color="#ffffff" style:writing-mode="lr-tb" style:layout-grid-color="#c0c0c0" style:layout-grid-lines="25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1.3516in" svg:height="0.4283in" draw:z-index="11"><draw:image xlink:href="Pictures/10000001000003E80000013955809F5381721A16.png" xlink:type="simple" xlink:show="embed" xlink:actuate="onLoad" draw:mime-type="image/png"/><svg:desc>ISOLOGO-horizontal-MQ-RGB-150dpi.png</svg:desc></draw:frame><text:s text:c="80"/><text:span text:style-name="MT1">TP1 - Sistemas Numéricos<text:tab/><text:tab/><text:tab/><text:tab/><text:tab/></text:span></text:p>
      </style:header>
      <style:footer>
        <text:p text:style-name="MP2">Nota </text:p>
        <text:p text:style-name="MP3"><text:span text:style-name="MT2">Lewis Jones 248. Rawson, Chubut</text:span><text:span text:style-name="MT3"><text:line-break/></text:span><text:span text:style-name="MT2">Tel/Fax. (0280) 448 1866 / 448 1846</text:span></text:p>
        <text:p text:style-name="MP4">www.udc.edu.ar<draw:frame draw:style-name="Mfr2" draw:name="image3.png" text:anchor-type="char" svg:x="5.4134in" svg:y="0.1402in" svg:width="0.852in" svg:height="0.2083in" draw:z-index="7"><draw:image xlink:href="Pictures/100000000000016D0000005A7D0D6708B96FAB1D.png" xlink:type="simple" xlink:show="embed" xlink:actuate="onLoad" draw:mime-type="image/png"/></draw:frame><draw:frame draw:style-name="Mfr3" draw:name="image2.png" text:anchor-type="char" svg:x="0in" svg:y="0.1354in" svg:width="3.8646in" svg:height="0.2083in" draw:z-index="3"><draw:image xlink:href="Pictures/100000010000080000000017262797F61064FAD3.png" xlink:type="simple" xlink:show="embed" xlink:actuate="onLoad" draw:mime-type="image/png"/></draw:frame></text:p>
        <text:p text:style-name="MP5"><text:s text:c="74"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7T17:22:55.565673632</dc:date>
    <meta:editing-duration>PT14H53M5S</meta:editing-duration>
    <meta:editing-cycles>8</meta:editing-cycles>
    <meta:generator>LibreOffice/7.3.7.2$Linux_X86_64 LibreOffice_project/30$Build-2</meta:generator>
    <meta:document-statistic meta:table-count="1" meta:image-count="3" meta:object-count="0" meta:page-count="4" meta:paragraph-count="127" meta:word-count="603" meta:character-count="3614" meta:non-whitespace-character-count="2192"/>
  </office:meta>
</office:document-meta>
</file>